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3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Invocation.setMethodNam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Invocation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Invocation.setParameterTypes( Class &lt; ? &gt; [ ]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Invocation.setArguments(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Invocation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Invocation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